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e4509"/>
    </style:style>
    <style:style style:name="P2" style:family="paragraph" style:parent-style-name="Heading_20_3">
      <style:paragraph-properties fo:margin-top="0in" fo:margin-bottom="0.0972in" style:contextual-spacing="false" fo:line-height="115%"/>
    </style:style>
    <style:style style:name="P3" style:family="paragraph" style:parent-style-name="Text_20_body" style:list-style-name="L1">
      <style:text-properties fo:font-size="11pt" style:font-size-asian="11pt" style:font-size-complex="11pt"/>
    </style:style>
    <style:style style:name="P4" style:family="paragraph" style:parent-style-name="Text_20_body">
      <style:text-properties fo:font-size="11pt" style:font-size-asian="11pt" style:font-size-complex="11pt"/>
    </style:style>
    <style:style style:name="P5" style:family="paragraph" style:parent-style-name="Text_20_body" style:list-style-name="L2">
      <style:text-properties fo:font-size="11pt" style:font-size-asian="11pt" style:font-size-complex="11pt"/>
    </style:style>
    <style:style style:name="P6" style:family="paragraph" style:parent-style-name="Text_20_body">
      <style:text-properties officeooo:paragraph-rsid="002187d6"/>
    </style:style>
    <style:style style:name="P7" style:family="paragraph" style:parent-style-name="Heading_20_1">
      <style:paragraph-properties fo:break-before="page"/>
      <style:text-properties fo:font-size="11pt" style:font-size-asian="11pt" style:font-size-complex="11pt"/>
    </style:style>
    <style:style style:name="P8" style:family="paragraph" style:parent-style-name="Heading_20_2">
      <style:paragraph-properties fo:margin-top="0in" fo:margin-bottom="0.0972in" style:contextual-spacing="false" fo:line-height="115%"/>
      <style:text-properties fo:font-size="11pt" style:font-size-asian="11pt" style:font-size-complex="11pt"/>
    </style:style>
    <style:style style:name="P9" style:family="paragraph" style:parent-style-name="Text_20_body" style:list-style-name="L3">
      <style:text-properties fo:font-size="11pt" style:font-size-asian="11pt" style:font-size-complex="11pt"/>
    </style:style>
    <style:style style:name="P10" style:family="paragraph" style:parent-style-name="Text_20_body" style:list-style-name="L4">
      <style:text-properties fo:font-size="11pt" style:font-size-asian="11pt" style:font-size-complex="11pt"/>
    </style:style>
    <style:style style:name="P11" style:family="paragraph" style:parent-style-name="Heading_20_2">
      <style:paragraph-properties fo:margin-top="0in" fo:margin-bottom="0.0972in" style:contextual-spacing="false" fo:line-height="115%" fo:break-before="page"/>
      <style:text-properties fo:font-size="11pt" style:font-size-asian="11pt" style:font-size-complex="11pt"/>
    </style:style>
    <style:style style:name="P12" style:family="paragraph" style:parent-style-name="Text_20_body">
      <style:paragraph-properties fo:break-before="page"/>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2187d6"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 Podatki o ekipi</text:h>
      <text:p text:style-name="Text_20_body"><text:span text:style-name="Strong_20_Emphasis"><text:span text:style-name="T1">Ime ekipe:</text:span></text:span><text:span text:style-name="T1"> AllaOasis<text:line-break/></text:span><text:span text:style-name="Strong_20_Emphasis"><text:span text:style-name="T1">Član:</text:span></text:span><text:span text:style-name="T1"> Aljaž Lackovič – razvoj igre, programiranje, 3D modeli in oblikovanje sveta</text:span></text:p>
      <text:h text:style-name="P2" text:outline-level="3">2. Ime igre</text:h>
      <text:p text:style-name="Text_20_body"><text:span text:style-name="Strong_20_Emphasis"><text:span text:style-name="T1">Naslov:</text:span></text:span><text:span text:style-name="T1"> </text:span><text:span text:style-name="Emphasis"><text:span text:style-name="T1">Chrismes in Wintertown</text:span></text:span><text:span text:style-name="T1"><text:line-break/></text:span><text:span text:style-name="Strong_20_Emphasis"><text:span text:style-name="T1">Slogan:</text:span></text:span><text:span text:style-name="T1"> </text:span><text:span text:style-name="Emphasis"><text:span text:style-name="T1">“Winter is coming – find all the gifts before the cold gets you.”</text:span></text:span></text:p>
      <text:h text:style-name="P2" text:outline-level="3">3. Povzetek koncepta</text:h>
      <text:p text:style-name="Text_20_body"><text:span text:style-name="Emphasis"><text:span text:style-name="T1">Chrismes in Wintertown</text:span></text:span><text:span text:style-name="T1"> je raziskovalna igra, kjer je cilj najti 12 skritih božičnih daril. Igralec raziskuje zasnežen svet, sestavljen iz treh otokov (svetilnik in pristanišče, gora ter glavna vas). Igra je oblikovana v low-poly medieval slogu. Tema </text:span><text:span text:style-name="Emphasis"><text:span text:style-name="T1">Winter Is Coming</text:span></text:span><text:span text:style-name="T1"> je predstavljena skozi pripravljeno božično mesto in preživetvene elemente mraza in toplote.</text:span></text:p>
      <text:h text:style-name="P2" text:outline-level="3">4. Ključne mehanike</text:h>
      <text:list text:style-name="L1">
        <text:list-item>
          <text:p text:style-name="P3">Raziskovanje sveta in iskanje daril</text:p>
        </text:list-item>
        <text:list-item>
          <text:p text:style-name="P3">Pobiranje predmetov in odpiranje vrat</text:p>
        </text:list-item>
        <text:list-item>
          <text:p text:style-name="P3">Hazard sistem (mraz, toplota, voda, ogenj)</text:p>
        </text:list-item>
        <text:list-item>
          <text:p text:style-name="P3">UI: življenje, hladnost, toplota/vročina</text:p>
        </text:list-item>
      </text:list>
      <text:h text:style-name="P2" text:outline-level="3">5. Tehnologije in orodja</text:h>
      <text:p text:style-name="P4">Unity, C#, Blockbench, Blender, Paint.NET, Krita, Photoshop</text:p>
      <text:h text:style-name="P2" text:outline-level="3">6. Glavni poudarki</text:h>
      <text:p text:style-name="P4">Najzahtevnejši del razvoja je bilo ustvarjanje večjega 3D sveta z več otoki in hazard sistemom, ki vpliva na igralčevo preživetje glede na okolje.</text:p>
      <text:h text:style-name="P2" text:outline-level="3">7. Uporaba zunanjih virov</text:h>
      <text:p text:style-name="Text_20_body"><text:span text:style-name="Strong_20_Emphasis"><text:span text:style-name="T1">Asseti:</text:span></text:span></text:p>
      <text:list text:style-name="L2">
        <text:list-item>
          <text:p text:style-name="P5">Svetilnik – EmaceArt</text:p>
        </text:list-item>
        <text:list-item>
          <text:p text:style-name="P5">Zasnežena drevesa – False Wisp Studios</text:p>
        </text:list-item>
        <text:list-item>
          <text:p text:style-name="P5">Debug konzola (plačan asset) – QFSW</text:p>
        </text:list-item>
      </text:list>
      <text:p text:style-name="P6"><text:span text:style-name="Strong_20_Emphasis"><text:span text:style-name="T1">Glasba:</text:span></text:span><text:span text:style-name="T1"> DRAGON-STUDIO, Alexander Nakarada, Mixaund<text:line-break/></text:span><text:span text:style-name="Strong_20_Emphasis"><text:span text:style-name="T1">AI:</text:span></text:span><text:span text:style-name="T1"> </text:span><text:span text:style-name="T2">Uporabljeno samo za pomoč pri pisanju dokumentacije.</text:span></text:p>
      <text:h text:style-name="P2" text:outline-level="3">8. Status izdelka</text:h>
      <text:p text:style-name="P4">Implementirane so glavne mehanike (pobiranje daril, hazard sistem, UI). V razvoju so izboljšave UI-ja, modelov ter dodatne funkcionalnosti (naključne pozicije daril, NPC-ji).</text:p>
      <text:h text:style-name="P7" text:outline-level="1">II. RAZŠIRJENI DEL</text:h>
      <text:h text:style-name="P8" text:outline-level="2">1. Razvojni proces</text:h>
      <text:p text:style-name="P4">Razvoj igre <text:span text:style-name="Emphasis">Chrismes in Wintertown</text:span> je potekal predvsem na podlagi idej, oblikovanih vnaprej v mislih. Edini del, ki je bil načrtovan na papirju, je bila postavitev mesta na glavnem otoku, kar je pomagalo pri prostorski organizaciji in razporeditvi pomembnih točk. Razvoj je trajal približno 30–40 ur, razporejenih čez pet dni, kar je značilno za intenziven game jam pristop.</text:p>
      <text:p text:style-name="P4">Delo je potekalo iterativno: najprej so bile implementirane osnovne funkcionalnosti (premikanje igralca, osnovna interakcija in raziskovanje), nato pa so sledile nadgradnje, kot so hazard sistem, UI in izboljšave sveta. Ker je projekt razvijala ena oseba, je bil celoten proces hiter in fleksibilen, kar je omogočalo sprotno dodajanje idej.</text:p>
      <text:p text:style-name="P4"/>
      <text:h text:style-name="P8" text:outline-level="2">2. Podrobnosti o mehanikah</text:h>
      <text:p text:style-name="P4">Glavna igralna mehanika temelji na raziskovanju sveta in iskanju 12 skritih daril. Ključni sistem igre je <text:span text:style-name="Strong_20_Emphasis">hazard sistem</text:span>, ki simulira vpliv okolja na igralca.</text:p>
      <text:p text:style-name="P4">Igralec ima tri glavne vrednosti:</text:p>
      <text:list text:style-name="L3">
        <text:list-item>
          <text:p text:style-name="P9"><text:span text:style-name="Strong_20_Emphasis">Health (življenje)</text:span></text:p>
        </text:list-item>
        <text:list-item>
          <text:p text:style-name="P9"><text:span text:style-name="Strong_20_Emphasis">Cold (podhlajenost)</text:span></text:p>
        </text:list-item>
        <text:list-item>
          <text:p text:style-name="P9"><text:span text:style-name="Strong_20_Emphasis">Heat (pregretost)</text:span></text:p>
        </text:list-item>
      </text:list>
      <text:p text:style-name="P4">Če se igralec dotika <text:span text:style-name="Strong_20_Emphasis">vode</text:span>, se stopnja podhlajenosti povečuje za 10 enot na sekundo, v <text:span text:style-name="Strong_20_Emphasis">snegu</text:span> pa za 5 enot na sekundo. Najvišja vrednost podhlajenosti je 25; ko preseže 15, začne igralec izgubljati življenje s hitrostjo 5 HP na sekundo. Podoben sistem velja za <text:span text:style-name="Strong_20_Emphasis">pregretost</text:span>, ki se pojavi le, če je igralec preblizu ognja.</text:p>
      <text:p text:style-name="P4">Pomembna razlika je med:</text:p>
      <text:list text:style-name="L4">
        <text:list-item>
          <text:p text:style-name="P10"><text:span text:style-name="Strong_20_Emphasis">varno toplo cono (warm area)</text:span> – igralec se zdravi in izgublja cold,</text:p>
        </text:list-item>
        <text:list-item>
          <text:p text:style-name="P10"><text:span text:style-name="Strong_20_Emphasis">preblizu ognja</text:span> – igralec se začne pregrevati.</text:p>
        </text:list-item>
      </text:list>
      <text:p text:style-name="P4">Če ima igralec vrednost Cold ali Heat nad 15, se ne more zdraviti. Heat se znižuje z izpostavljenostjo snegu ali vodi, Cold pa z zadrževanjem v varni topli coni. Pregretost je najnevarnejša, vendar tudi najtežje dosegljiva, saj zahteva neposreden stik z ognjem.</text:p>
      <text:p text:style-name="P4">Igralec lahko teče in skače, <text:span text:style-name="Strong_20_Emphasis">fall damage ne obstaja</text:span>. Ob padcu zdravja na 0 igralec umre in začne igro znova, brez checkpointov ali omejitve življenj.</text:p>
      <text:h text:style-name="P8" text:outline-level="2"/>
      <text:h text:style-name="P11" text:outline-level="2">3. Tehnična izvedba</text:h>
      <text:p text:style-name="P4">Projekt je razvit v Unityju, pri čemer so skripte jasno ločene in smiselno poimenovane glede na svojo funkcionalnost (Player, UI, Hazard System ipd.). V projektu je uporabljen <text:span text:style-name="Strong_20_Emphasis">Scriptable Object</text:span> kot Input Manager, kar omogoča lažje upravljanje in razširljivost vnosov.</text:p>
      <text:p text:style-name="P4">Singleton vzorec je uporabljen izključno pri zunanjem assetu za debugging konzolo. Darila so trenutno ročno postavljena po svetu, v prihodnosti pa je predvidena možnost naključne razporeditve. Eden izmed večjih tehničnih izzivov je bilo uravnoteženje hazard sistema, tako da je igralec ves čas v nevarnosti, hkrati pa ima možnost preživetja z dobrimi odločitvami.</text:p>
      <text:p text:style-name="P4"/>
      <text:h text:style-name="P8" text:outline-level="2">4. Vizualni in zvočni del</text:h>
      <text:p text:style-name="P4">Vizualni slog igre je low-poly, z medieval navdihom, prilagojen zimskemu okolju. Večina 3D modelov in tekstur (hiše, teren, dekoracije, snežak, smreka v vasi) je bila izdelana ročno z orodji Blockbench, Blender, Krita, Paint.NET in Photoshop.</text:p>
      <text:p text:style-name="P4">Zunanji asseti so uporabljeni le za svetilnik, zasnežena drevesa, debugging konzolo in glasbo. Igra vsebuje glasbeno podlago, ki ustvarja zimsko vzdušje, ter poseben zvočni učinek ognjemeta ob zmagi, ko igralec zbere vsa darila.</text:p>
      <text:p text:style-name="P4"/>
      <text:h text:style-name="P8" text:outline-level="2">5. Namestitev in zagon igre</text:h>
      <text:p text:style-name="P4">Izvorna koda projekta je dostopna na GitHub repozitoriju:<text:line-break/><text:a xlink:type="simple" xlink:href="https://github.com/AllaOasis/GameJam-2025-UM" office:target-frame-name="_new" xlink:show="replace" text:style-name="Internet_20_link" text:visited-style-name="Visited_20_Internet_20_Link">https://github.com/AllaOasis/GameJam-2025-UM</text:a></text:p>
      <text:p text:style-name="P4">Build igre je na voljo kot ZIP datoteka na MediaFire:<text:line-break/><text:a xlink:type="simple" xlink:href="https://www.mediafire.com/file/cdkl61clra82qxe/GameJam-AllaOasis-2025.zip/file" office:target-frame-name="_new" xlink:show="replace" text:style-name="Internet_20_link" text:visited-style-name="Visited_20_Internet_20_Link">https://www.mediafire.com/file/cdkl61clra82qxe/GameJam-AllaOasis-2025.zip/file</text:a></text:p>
      <text:p text:style-name="P4">Igra trenutno podpira <text:span text:style-name="Strong_20_Emphasis">Windows</text:span>. Za pravilen zagon je potrebno razpakirati ZIP datoteko in zagotoviti, da so vse datoteke v isti mapi kot zagonska <text:span text:style-name="Source_20_Text">.exe</text:span> datoteka. Namestitev dodatnih runtime-ov ni potrebna.</text:p>
      <text:p text:style-name="P4"/>
      <text:h text:style-name="P8" text:outline-level="2">6. Uporaba AI in zunanjih virov</text:h>
      <text:p text:style-name="P4">AI ni bil uporabljen pri razvoju igre, grafike, zvoka ali kode. Uporabljen je bil izključno za pomoč pri pisanju dokumentacije. Vsi zunanji asseti in glasba so jasno navedeni in uporabljeni v skladu z njihovimi licencami.</text:p>
      <text:p text:style-name="P4"/>
      <text:h text:style-name="P8" text:outline-level="2">7. Testiranje</text:h>
      <text:p text:style-name="P4">Igra je bila testirana s strani razvijalca in enega zunanjega igralca. Med testiranjem so bile odkrite napake, kot je wall jump exploit ter težave z zatikanjem igralca na zelo strmem terenu. Wall jump je bil popravljen, težave s terenom pa zaradi časovne omejitve game jama niso bile v celoti odpravljene.</text:p>
      <text:p text:style-name="P12"/>
      <text:h text:style-name="P8" text:outline-level="2">8. Načrti za naprej</text:h>
      <text:p text:style-name="P4">V prihodnosti je načrtovana razširitev igre z dodatnimi izzivi, kot so manjši puzzli, izzivi tipa lovljenja ali bežanja z NPC-ji ter osnovna zgodba. Ena izmed idej je tudi <text:span text:style-name="Strong_20_Emphasis">speedrun način</text:span>, kjer bi igralci tekmovali v času zbiranja vseh daril.</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5T20:23:04.918277800</meta:creation-date>
    <dc:date>2025-12-15T21:08:25.368073000</dc:date>
    <meta:editing-duration>PT34M34S</meta:editing-duration>
    <meta:editing-cycles>3</meta:editing-cycles>
    <meta:generator>LibreOffice/25.8.3.2$Windows_X86_64 LibreOffice_project/8ca8d55c161d602844f5428fa4b58097424e324e</meta:generator>
    <meta:document-statistic meta:table-count="0" meta:image-count="0" meta:object-count="0" meta:page-count="4" meta:paragraph-count="55" meta:word-count="872" meta:character-count="5789" meta:non-whitespace-character-count="4978"/>
  </office:meta>
</office:document-meta>
</file>